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>
      <style:table-cell-properties style:cell-protect="protected" style:print-content="true" fo:background-color="transparent" style:vertical-align="automatic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umno: D./Dª José María Ramírez Gonzále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e Cubo (Creación correcta de Geometría y Topología )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e Tetraedro (Creación correcta de Geometría y Topologí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bujado en modo inmediato (glDrawElements)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bujado en modo diferido (VBO)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o de ColorArray para el color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puntos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alambre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sólido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ajedrez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LL_FACE habilitado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ga y visualiza PLY (con clase propia)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lase ObjRevolucion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onstructor de revolución a partir de vector de puntos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Generación correcta de geometría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Generación correcta de topología en cualquier sentido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Detección de existencia de tapa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onstructores con argumento para crear o no tapa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Visualización opcional de tapas en tiempo de ejecución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Varios objetos simultáneos en la escena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Extra: rotación de perfil en cualquier eje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3" office:value-type="string" calcext:value-type="string">
            <text:p>Elementos de la práctica 3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álculo correcto de las normales en los vértice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Los ejes se siguen viendo en color plano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Uso de array de normale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Implementación correcta clase Luz (y subclases)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Hay al menos una luz direccional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Hay al menos una luz puntual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Modo de visualización sombreado suave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ción automática de los 3 grados de libertad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tra: Aumento/Disminución de velocidad general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tra: Aumento/Disminución de velocidad para cada grado por separado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ignación correcta de coordenadas de texturas en cuadro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ación de la luz puntual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ámara activa se mueve en torno al objeto seleccionado con el ratón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puede hacer zoom con cada cámar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 cambiar la proporción de la ventana (ancho/alto) no se deforman los objetos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 seleccionan objetos en la escena iluminada con materiales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amara activa, sin objeto seleccionado, se mueve en primera person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 cámaras conservan su estado al pasar de una a otra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Los objetos seleccionables se visualizan de forma especial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llares" style:family="table-cell" style:parent-style-name="Default" style:data-style-name="N107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20:29:28.5524719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fjmel</meta:initial-creator>
    <meta:creation-date>2019-10-11T16:56:56Z</meta:creation-date>
    <dc:date>2021-12-14T20:33:25.868953112</dc:date>
    <meta:editing-cycles>15</meta:editing-cycles>
    <meta:editing-duration>PT6H59M53S</meta:editing-duration>
    <meta:document-statistic meta:table-count="1" meta:cell-count="162" meta:object-count="0"/>
  </office:meta>
</office:document-meta>
</file>